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0136f5" officeooo:paragraph-rsid="000136f5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02feb6" officeooo:paragraph-rsid="0002feb6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0467c2" officeooo:paragraph-rsid="000467c2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5d28a" officeooo:paragraph-rsid="0005d28a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bold" officeooo:rsid="0002feb6" officeooo:paragraph-rsid="0002feb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5d28a" officeooo:paragraph-rsid="0005d28a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normal" officeooo:rsid="000467c2" officeooo:paragraph-rsid="000467c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2feb6" officeooo:paragraph-rsid="0002feb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4pt" fo:font-style="normal" fo:font-weight="bold" officeooo:rsid="0002feb6" officeooo:paragraph-rsid="0002feb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0467c2" officeooo:paragraph-rsid="000467c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0851b9" officeooo:paragraph-rsid="000851b9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0b3ffd" officeooo:paragraph-rsid="000b3ff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2pt" fo:font-style="normal" fo:font-weight="normal" officeooo:rsid="000851b9" officeooo:paragraph-rsid="000851b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0b3ffd" officeooo:paragraph-rsid="000b3ff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0b9fc8" officeooo:paragraph-rsid="000b9fc8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0ccdfb" officeooo:paragraph-rsid="000ccdf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00b3ffd" officeooo:paragraph-rsid="000b3ff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officeooo:rsid="000851b9" style:font-weight-asian="bold" style:font-weight-complex="bold"/>
    </style:style>
    <style:style style:name="T2" style:family="text">
      <style:text-properties officeooo:rsid="00051cdf"/>
    </style:style>
    <style:style style:name="T3" style:family="text">
      <style:text-properties officeooo:rsid="00069159"/>
    </style:style>
    <style:style style:name="T4" style:family="text">
      <style:text-properties officeooo:rsid="000851b9"/>
    </style:style>
    <style:style style:name="T5" style:family="text">
      <style:text-properties fo:font-size="14pt" fo:font-weight="bold" officeooo:rsid="000136f5" style:font-size-asian="14pt" style:font-weight-asian="bold" style:font-size-complex="14pt" style:font-weight-complex="bold"/>
    </style:style>
    <style:style style:name="T6" style:family="text">
      <style:text-properties officeooo:rsid="0009f81e"/>
    </style:style>
    <style:style style:name="T7" style:family="text">
      <style:text-properties officeooo:rsid="000b9f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text:span text:style-name="T5">What makes a winning product in 2021:</text:span></text:p>
      <text:p text:style-name="P1">1.Newer version of an old winner or variant</text:p>
      <text:p text:style-name="P1">2.Sold on amazon or ebay through organic traffic</text:p>
      <text:p text:style-name="P1">3.Futuristic factor</text:p>
      <text:p text:style-name="P1">4.Reusable/Saves money</text:p>
      <text:p text:style-name="P1">5.World-wide targeting / Everyone</text:p>
      <text:p text:style-name="P1">6.Brand perceived value</text:p>
      <text:p text:style-name="P1">7.Product trending – google trends</text:p>
      <text:p text:style-name="P1">8.High quality videos – photos</text:p>
      <text:p text:style-name="P1"/>
      <text:p text:style-name="P9">Best dropshipping niches in 2021</text:p>
      <text:p text:style-name="P2">1.Educational</text:p>
      <text:p text:style-name="P2">2.Home fitness</text:p>
      <text:p text:style-name="P2">3.Self caring</text:p>
      <text:p text:style-name="P2">4.Mental health</text:p>
      <text:p text:style-name="P2">5.New born/kids</text:p>
      <text:p text:style-name="P2">6.Pets</text:p>
      <text:p text:style-name="P2">7.Gaming</text:p>
      <text:p text:style-name="P2">8.Fashion</text:p>
      <text:p text:style-name="P2">9.Working from home-office supplies</text:p>
      <text:p text:style-name="P2"/>
      <text:p text:style-name="P10">How to find winning products in 2021</text:p>
      <text:p text:style-name="P3">Free methods : </text:p>
      <text:p text:style-name="P7">-Keyword searches</text:p>
      <text:p text:style-name="P7">-Social media proof of concept</text:p>
      <text:p text:style-name="P7"/>
      <text:p text:style-name="P3">Paid options:</text:p>
      <text:p text:style-name="P7">-Peeksta</text:p>
      <text:p text:style-name="P7">-Dropshiprabbit</text:p>
      <text:p text:style-name="P8">-<text:span text:style-name="T3">SaturationInspector - </text:span><text:span text:style-name="T1">good</text:span></text:p>
      <text:p text:style-name="P8"/>
      <text:p text:style-name="P5"><text:s/><text:span text:style-name="T2">Search products on social media : pinterest, tiktok etc</text:span></text:p>
      <text:p text:style-name="P6"><text:s/>Search for top products and top selling on google.</text:p>
      <text:p text:style-name="P6"/>
      <text:p text:style-name="P4">Aliexpress → Dropshipper Center → Product Analysis (check if product is selling at least 1%-2% per day)</text:p>
      <text:p text:style-name="P4"/>
      <text:p text:style-name="P4">Compare keywords on google trends</text:p>
      <text:p text:style-name="P5"/>
      <text:p text:style-name="P1"><text:s/><text:span text:style-name="T1">Ad Library Facebook– </text:span><text:span text:style-name="T4">Search for published advertisings</text:span></text:p>
      <text:p text:style-name="P1"/>
      <text:p text:style-name="P1"/>
      <text:p text:style-name="P11">How to price your products</text:p>
      <text:p text:style-name="P11"/>
      <text:p text:style-name="P13">Add minimum 20$ to your cost price including shipping prices.</text:p>
      <text:p text:style-name="P13">After every 20-30 orders increase the price by 2$ till it decreases the customer conversions</text:p>
      <text:p text:style-name="P13">Product price endings .99$</text:p>
      <text:p text:style-name="P13"><text:soft-page-break/></text:p>
      <text:p text:style-name="P11">Best suppliers to test products with in 2021</text:p>
      <text:p text:style-name="P11"/>
      <text:p text:style-name="P13">1.Aliexpress – Desrs</text:p>
      <text:p text:style-name="P13">2.Wiio</text:p>
      <text:p text:style-name="P13">3.CJ Dropshipping</text:p>
      <text:p text:style-name="P13">4.Udroppy – <text:span text:style-name="T6">Romania Werehoue</text:span></text:p>
      <text:p text:style-name="P13">5.Spocket</text:p>
      <text:p text:style-name="P13">6.HyperSKU</text:p>
      <text:p text:style-name="P13"/>
      <text:p text:style-name="P12">Create Logo</text:p>
      <text:p text:style-name="P12"/>
      <text:p text:style-name="P14">Use Canvas sit<text:span text:style-name="T7">e</text:span></text:p>
      <text:p text:style-name="P15">Use font for your niche (Look for big brands fonts – use text font picker extension)</text:p>
      <text:p text:style-name="P14"/>
      <text:p text:style-name="P14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9-01T11:42:49.217000000</dc:date>
    <meta:editing-duration>PT2H58M2S</meta:editing-duration>
    <meta:editing-cycles>8</meta:editing-cycles>
    <meta:document-statistic meta:table-count="0" meta:image-count="0" meta:object-count="0" meta:page-count="2" meta:paragraph-count="46" meta:word-count="206" meta:character-count="1358" meta:non-whitespace-character-count="1188"/>
  </office:meta>
</office:document-meta>
</file>